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List_20_Paragraph">
      <style:paragraph-properties fo:margin-left="2.54cm" fo:margin-right="0cm" fo:text-indent="0cm" style:auto-text-indent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25a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o abrir o APP o médico realizará o login com o mesmo e-mail e senha que ele utiliza para acessar o sistema online, então creio que isso não será dificuldade para você.</text:p>
      <text:p text:style-name="Standard"/>
      <text:p text:style-name="Standard">Ao realizar o login, médico será redirecionado a tela onde ele terá opções para selecionar, como por exemplo: </text:p>
      <text:list xml:id="list18630170" text:style-name="WWNum1">
        <text:list-item>
          <text:p text:style-name="P3">Dashboard (mesma visualização do site)</text:p>
        </text:list-item>
        <text:list-item>
          <text:p text:style-name="P3">Informes (No lugar de indicadores)</text:p>
        </text:list-item>
        <text:list-item>
          <text:p text:style-name="P3">Lançamentos / <text:span text:style-name="T3">Relatorios</text:span></text:p>
        </text:list-item>
        <text:list-item>
          <text:p text:style-name="P3">Resultados (Mesmo do site)</text:p>
        </text:list-item>
        <text:list-item>
          <text:p text:style-name="P3">Documentos (Mesmo do site)</text:p>
        </text:list-item>
        <text:list-item>
          <text:p text:style-name="P3">Nota Fiscal (Mesmo do site)</text:p>
        </text:list-item>
      </text:list>
      <text:p text:style-name="P1"/>
      <text:p text:style-name="Standard"/>
      <text:p text:style-name="Standard">O App será baseado mais para o menu (Lançamentos), quando o médico selecionar essa opção deverá abrir outra tela para ele com as opções:</text:p>
      <text:p text:style-name="Standard">Data (Calendário), ele selecionará o dia e assim que ele selecionar surgirá novas opções</text:p>
      <text:p text:style-name="Standard"><text:span text:style-name="T1">Plantão:</text:span> (HORA P/ ORDEM CRONOLÓGICA, PERÍODO, CARGO (SE É PLANTÃO DE 6 OU 12 HORAS) OBSERVAÇÃO PARA OCORRÊNCIA DE PONTO)</text:p>
      <text:p text:style-name="Standard"/>
      <text:p text:style-name="Standard"><text:span text:style-name="T2">CIRURGIAS</text:span> P.S (NOME do médico, Registro hospitalar (RH) , PROCEDIMENTO (Menu dropdown para selecionar o procedimento que vamos cadastrar no sistema), DESCRIÇÃO CIRURGICA (Aqui o médico deverá fazer o upload de foto da descrição cirúrgica para o sistema, onde somente cada médico que participou da cirurgia e os admin conseguirão ver a foto. CIRURGIÕES: (Menu dropwdown com todos os médicos cadastrados, aqui o médico selecionará os médicos que participou com ele da cirurgia, isso as vezes acontece pois são da mesma equipe.)</text:p>
      <text:p text:style-name="Standard"/>
      <text:p text:style-name="Standard"><text:span text:style-name="T2">CIRURGIAS ELETIVA</text:span>: (Mesma coisa do menu acima)</text:p>
      <text:p text:style-name="Standard"/>
      <text:p text:style-name="Standard"><text:span text:style-name="T2">AMBULATÓRIO</text:span>: ATENDIMENTOS, INTERCONSULTAS, VISITAS E OUTROS (NO CASO DEIXAR EM BRANCO PARA O MÉDICO INSERIR SE FOI DOPPLER OU BIOPSIA E ETC.)</text:p>
      <text:p text:style-name="Standard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List_20_Paragraph"><text:span text:style-name="T2">INTERNAMENTE (ADMIN)</text:span></text:p>
      <text:p text:style-name="P5"/>
      <text:p text:style-name="P5"><text:span text:style-name="T2">PROCEDIMENTO</text:span> (CADASTRAR O NOME DOS PROCEDIMENTOS CIRURGICOS, ASSIM OS MÉDICOS SÓ VÃO SELECIONAR COM A SENHA DELES)</text:p>
      <text:p text:style-name="P5"/>
      <text:p text:style-name="P5"><text:span text:style-name="T2">AUDITORIA</text:span>: ACESSO AOS LANÇAMENTOS MÉDICOS, COLOCAR COR AMARELA(PENDENTE) COR VERDE(CHECADO), APENAS AS CORES VÃO PARECER PARA OS MÉDICOS, AS ALTERAÇÕES DAS CORES SÓ PODEM SER REALIZADAS POR PERFIL ADM.</text:p>
      <text:p text:style-name="P5"/>
      <text:p text:style-name="P5"><text:span text:style-name="T2">DOWNLOAD DOS DADOS DE TODOS OS MÉDICOS PARA UMA ÚNICA PLANILHA DO EXCEL. (SISTEMA PENDENTE)</text:span></text:p>
      <text:p text:style-name="P5"/>
      <text:p text:style-name="Standard"><text:span text:style-name="T2">DOWNLOAD DOS LANÇAMENTOS (EX: FOTO DA DESCRIÇÃO CIRÚRGICA – SISTEMA)</text:span></text:p>
      <text:p text:style-name="Standard"/>
      <text:p text:style-name="Standard"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Cardoso</meta:initial-creator>
    <meta:editing-cycles>3</meta:editing-cycles>
    <meta:creation-date>2019-09-09T21:11:00</meta:creation-date>
    <dc:date>2019-09-21T15:10:04.715995858</dc:date>
    <meta:editing-duration>PT24M</meta:editing-duration>
    <meta:generator>LibreOffice/6.0.7.3$Linux_X86_64 LibreOffice_project/00m0$Build-3</meta:generator>
    <meta:document-statistic meta:table-count="0" meta:image-count="0" meta:object-count="0" meta:page-count="2" meta:paragraph-count="19" meta:word-count="323" meta:character-count="2009" meta:non-whitespace-character-count="17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